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7f4" officeooo:paragraph-rsid="001fb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---- Controle OPM ---- SGT FARIA</text:p>
      <text:p text:style-name="P1"/>
      <text:p text:style-name="P1">Aplicativo para SOP implementando soluções para maior controle das ações e alterações na área da OPM, gerando maior eficácia na atividade do operador e nas tomadas de decisões, com os gestores da unidade tendo informações e relatórios em tempo real.</text:p>
      <text:p text:style-name="P1"/>
      <text:p text:style-name="P1">Ideias INICIAIS de implementação:</text:p>
      <text:p text:style-name="P1"/>
      <text:p text:style-name="P1">1- Visitar SOPs ouvindo as necessidades e sugestões operacionais dos operadores.</text:p>
      <text:p text:style-name="P1">2- Controle e visualização facilitada das VTR´s da unidade, como apenas arrastar a miniatura da vtr na tela em caso de deslocamentos, mostrar níveis de combustível baseados na assunção de serviço, vtrs em ocorrência, distinguindo tipos de policiamento por cores.</text:p>
      <text:p text:style-name="P1">3- Link direto com o oficial de dia. Qualquer alteração é prontamente lançada no app e visualizada pelos comandantes.</text:p>
      <text:p text:style-name="P1">4- Lista de OPOL´s e link para enviar pelo whatsapp para guarni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5:27:41.544000000</meta:creation-date>
    <dc:date>2025-05-28T15:39:23.506000000</dc:date>
    <meta:editing-duration>PT1M6S</meta:editing-duration>
    <meta:editing-cycles>1</meta:editing-cycles>
    <meta:document-statistic meta:table-count="0" meta:image-count="0" meta:object-count="0" meta:page-count="1" meta:paragraph-count="7" meta:word-count="132" meta:character-count="841" meta:non-whitespace-character-count="715"/>
    <meta:generator>LibreOffice/24.8.6.2$Windows_X86_64 LibreOffice_project/6d98ba145e9a8a39fc57bcc76981d1fb1316c60c</meta:generator>
  </office:meta>
</office:document-meta>
</file>